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uchu Święty, </text:span><text:span text:style-name="T1">który zstąpiłeś</text:span><text:span text:style-name="T1"><text:line-break/></text:span><text:span text:style-name="T2">ppp</text:span><text:span text:style-name="T1"><text:line-break/></text:span><text:span text:style-name="T1">na cały okrąg ziemi,</text:span><text:span text:style-name="T1"><text:line-break/></text:span><text:span text:style-name="T2">ppp</text:span><text:span text:style-name="T1"><text:line-break/></text:span><text:span text:style-name="T3">Ogarnij Swoją mocą</text:span><text:span text:style-name="T3"><text:line-break/></text:span><text:span text:style-name="T2">ppp</text:span><text:span text:style-name="T3"><text:line-break/></text:span><text:span text:style-name="T3">i miłością</text:span><text:span text:style-name="T3"><text:line-break/></text:span><text:span text:style-name="T2">ppp</text:span><text:span text:style-name="T3"><text:line-break/></text:span><text:span text:style-name="T3">wszystkie ludy i narod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Uzdolnij je</text:span><text:span text:style-name="T1"><text:line-break/></text:span><text:span text:style-name="T2">ppp</text:span><text:span text:style-name="T1"><text:line-break/></text:span><text:span text:style-name="T1">do przyjęcia Pana,</text:span><text:span text:style-name="T1"><text:line-break/></text:span><text:span text:style-name="T2">ppp</text:span><text:span text:style-name="T1"><text:line-break/></text:span><text:span text:style-name="T3">Aby wszyscy poznali</text:span><text:span text:style-name="T3"><text:line-break/></text:span><text:span text:style-name="T2">ppp</text:span><text:span text:style-name="T3"><text:line-break/></text:span><text:span text:style-name="T3">Jedynego, Prawdziwego</text:span><text:span text:style-name="T3"><text:line-break/></text:span><text:span text:style-name="T2">ppp</text:span><text:span text:style-name="T3"><text:line-break/></text:span><text:span text:style-name="T3">Syna Bożego,</text:span><text:span text:style-name="T3"><text:line-break/></text:span><text:span text:style-name="T2">ppp</text:span><text:span text:style-name="T3"><text:line-break/></text:span><text:span text:style-name="T3">Jezusa Chrystus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Oto ja, po</text:span><text:span text:style-name="T1">ślij mnie!</text:span><text:span text:style-name="T1"><text:line-break/></text:span><text:span text:style-name="T2">ppp</text:span><text:span text:style-name="T1"><text:line-break/></text:span><text:span text:style-name="T1">Oto ja, poślij mnie!</text:span><text:span text:style-name="T1"><text:line-break/></text:span><text:span text:style-name="T2">ppp</text:span><text:span text:style-name="T1"><text:line-break/></text:span><text:span text:style-name="T1">Błogosławię </text:span><text:span text:style-name="T1">Twoją dobroć,</text:span><text:span text:style-name="T1"><text:line-break/></text:span><text:span text:style-name="T2">ppp</text:span><text:span text:style-name="T1"><text:line-break/></text:span><text:span text:style-name="T1">Duchu Święty, Boże.</text:span><text:span text:style-name="T1"><text:line-break/></text:span><text:span text:style-name="T2">ppp</text:span><text:span text:style-name="T1"><text:line-break/></text:span><text:span text:style-name="T3">Spraw, aby ogień,</text:span><text:span text:style-name="T3"><text:line-break/></text:span><text:span text:style-name="T2">ppp</text:span><text:span text:style-name="T3"><text:line-break/></text:span><text:span text:style-name="T3">Który On rzucił na ziemię</text:span><text:span text:style-name="T3"><text:line-break/></text:span><text:span text:style-name="T2">ppp</text:span><text:span text:style-name="T3"><text:line-break/></text:span><text:span text:style-name="T3">już zapłoną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7:41:23</meta:creation-date>
    <dc:creator>Rafał Talacha</dc:creator>
    <dc:date>2008-12-28T21:09:29</dc:date>
    <dc:language>pl-PL</dc:language>
    <meta:editing-cycles>6</meta:editing-cycles>
    <meta:editing-duration>PT4M37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